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cccccc" draw:textarea-horizontal-align="justify" draw:textarea-vertical-align="middle" draw:auto-grow-height="false" fo:min-height="3.761cm" fo:min-width="9.734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3.052cm" fo:min-width="4.366cm" draw:shadow="visible" draw:shadow-offset-x="0.152cm" draw:shadow-offset-y="0.152cm" draw:shadow-opacity="70%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798cm" fo:min-width="3.437cm" draw:shadow="visible" draw:shadow-offset-x="0.152cm" draw:shadow-offset-y="0.152cm" draw:shadow-opacity="70%"/>
    </style:style>
    <style:style style:name="gr4" style:family="graphic" style:parent-style-name="standard">
      <style:graphic-properties svg:stroke-color="#ffffff" draw:fill-color="#cccccc" draw:textarea-horizontal-align="justify" draw:textarea-vertical-align="middle" draw:auto-grow-height="false" fo:min-height="3.761cm" fo:min-width="18.066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2.163cm" fo:min-width="3.056cm" draw:shadow="visible" draw:shadow-offset-x="0.152cm" draw:shadow-offset-y="0.152cm" draw:shadow-opacity="70%"/>
    </style:style>
    <style:style style:name="gr6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528cm" fo:min-width="5.215cm" draw:shadow="visible" draw:shadow-offset-x="0.152cm" draw:shadow-offset-y="0.152cm" draw:shadow-opacity="70%"/>
    </style:style>
    <style:style style:name="gr9" style:family="graphic" style:parent-style-name="objectwithoutfill">
      <style:graphic-properties svg:stroke-color="#666666" draw:fill="none" draw:textarea-vertical-align="middle"/>
    </style:style>
    <style:style style:name="gr10" style:family="graphic" style:parent-style-name="standard">
      <style:graphic-properties svg:stroke-color="#666666" svg:stroke-opacity="0%" draw:fill-color="#ffffff" draw:opacity="0%" draw:textarea-horizontal-align="justify" draw:textarea-vertical-align="top" draw:auto-grow-height="false" fo:min-height="1.909cm" fo:min-width="20.119cm"/>
    </style:style>
    <style:style style:name="gr11" style:family="graphic" style:parent-style-name="standard">
      <style:graphic-properties svg:stroke-color="#b2b2b2" draw:fill-color="#dddddd" draw:textarea-horizontal-align="justify" draw:textarea-vertical-align="middle" draw:auto-grow-height="false" fo:min-height="0.539cm" fo:min-width="0.335cm" draw:shadow="visible" draw:shadow-opacity="70%"/>
    </style:style>
    <style:style style:name="gr12" style:family="graphic" style:parent-style-name="standard">
      <style:graphic-properties svg:stroke-color="#b2b2b2" draw:fill-color="#dddddd" draw:textarea-horizontal-align="justify" draw:textarea-vertical-align="middle" draw:auto-grow-height="false" fo:min-height="0.59cm" fo:min-width="0.34cm" draw:shadow="visible" draw:shadow-opacity="70%"/>
    </style:style>
    <style:style style:name="P1" style:family="paragraph">
      <style:paragraph-properties fo:margin-left="5.588cm" fo:margin-right="0cm" fo:text-align="center" fo:text-indent="0cm"/>
    </style:style>
    <style:style style:name="P2" style:family="paragraph">
      <loext:graphic-properties draw:fill-color="#cccccc"/>
      <style:paragraph-properties fo:margin-left="5.588cm" fo:margin-right="0cm" fo:text-align="center" fo:text-indent="0cm"/>
      <style:text-properties fo:font-size="16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6pt"/>
    </style:style>
    <style:style style:name="P5" style:family="paragraph">
      <style:paragraph-properties fo:margin-left="14.427cm" fo:margin-right="0cm" fo:text-align="center" fo:text-indent="0cm"/>
    </style:style>
    <style:style style:name="P6" style:family="paragraph">
      <loext:graphic-properties draw:fill-color="#cccccc"/>
      <style:paragraph-properties fo:margin-left="14.427cm" fo:margin-right="0cm" fo:text-align="center" fo:text-indent="0cm"/>
      <style:text-properties fo:font-size="16pt"/>
    </style:style>
    <style:style style:name="P7" style:family="paragraph">
      <loext:graphic-properties draw:fill="none"/>
      <style:paragraph-properties fo:text-align="center"/>
      <style:text-properties fo:font-size="1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loext:graphic-properties draw:fill-color="#ffffff" draw:opacity="0%"/>
      <style:paragraph-properties fo:text-align="start"/>
      <style:text-properties fo:color="#333333" fo:font-size="15pt" style:font-size-asian="15pt" style:font-size-complex="15pt"/>
    </style:style>
    <style:style style:name="P11" style:family="paragraph">
      <loext:graphic-properties draw:fill-color="#dddddd"/>
      <style:paragraph-properties fo:text-align="center"/>
    </style:style>
    <style:style style:name="T1" style:family="text">
      <style:text-properties fo:font-size="16pt"/>
    </style:style>
    <style:style style:name="T2" style:family="text">
      <style:text-properties fo:color="#333333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668cm" svg:height="4.445cm" svg:x="6.534cm" svg:y="10.867cm">
          <text:p text:style-name="P1"><text:span text:style-name="T1">Sharemind</text:span></text:p>
          <text:p text:style-name="P1"><text:span text:style-name="T1">Web Gateway</text:span></text:p>
          <text:p text:style-name="P1"><text:span text:style-name="T1">AP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7" draw:id="id7" draw:layer="layout" svg:width="4.866cm" svg:height="3.302cm" svg:x="7.286cm" svg:y="11.438cm">
          <text:p text:style-name="P3"><text:span text:style-name="T1">Web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" draw:text-style-name="P4" xml:id="id1" draw:id="id1" draw:layer="layout" svg:width="3.937cm" svg:height="3.048cm" svg:x="2.721cm" svg:y="1.554cm">
            <text:p text:style-name="P3"><text:span text:style-name="T1">Sharemind</text:span></text:p>
            <text:p text:style-name="P3"><text:span text:style-name="T1">Host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xml:id="id5" draw:id="id5" draw:layer="layout" svg:width="3.937cm" svg:height="3.048cm" svg:x="12.627cm" svg:y="1.554cm">
            <text:p text:style-name="P3"><text:span text:style-name="T1">Sharemind</text:span></text:p>
            <text:p text:style-name="P3"><text:span text:style-name="T1">Host 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xml:id="id3" draw:id="id3" draw:layer="layout" svg:width="3.937cm" svg:height="3.048cm" svg:x="7.751cm" svg:y="1.554cm">
            <text:p text:style-name="P3"><text:span text:style-name="T1">Sharemind</text:span></text:p>
            <text:p text:style-name="P3"><text:span text:style-name="T1">Host 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" draw:text-style-name="P6" draw:layer="layout" svg:width="19cm" svg:height="4.445cm" svg:x="1.962cm" svg:y="5.692cm">
            <text:p text:style-name="P5"><text:span text:style-name="T1">Sharemind</text:span></text:p>
            <text:p text:style-name="P5"><text:span text:style-name="T1">Web Gateway</text:span></text:p>
            <text:p text:style-name="P5"><text:span text:style-name="T1">AP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xml:id="id2" draw:id="id2" draw:layer="layout" svg:width="3.556cm" svg:height="2.413cm" svg:x="2.911cm" svg:y="6.708cm">
            <text:p text:style-name="P3"><text:span text:style-name="T1">Gateway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xml:id="id6" draw:id="id6" draw:layer="layout" svg:width="3.556cm" svg:height="2.413cm" svg:x="12.817cm" svg:y="6.708cm">
            <text:p text:style-name="P3"><text:span text:style-name="T1">Gateway 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xml:id="id4" draw:id="id4" draw:layer="layout" svg:width="3.556cm" svg:height="2.413cm" svg:x="7.941cm" svg:y="6.708cm">
            <text:p text:style-name="P3"><text:span text:style-name="T1">Gateway 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6" draw:text-style-name="P7" draw:layer="layout" draw:type="line" svg:x1="4.689cm" svg:y1="4.602cm" svg:x2="4.689cm" svg:y2="6.708cm" draw:start-shape="id1" draw:start-glue-point="2" draw:end-shape="id2" draw:end-glue-point="0" svg:d="M4689 4602v2106" svg:viewBox="0 0 1 2107">
          <text:p/>
        </draw:connector>
        <draw:connector draw:style-name="gr7" draw:text-style-name="P7" draw:layer="layout" draw:type="line" svg:x1="9.719cm" svg:y1="4.602cm" svg:x2="9.719cm" svg:y2="6.708cm" draw:start-shape="id3" draw:start-glue-point="2" draw:end-shape="id4" draw:end-glue-point="0" svg:d="M9719 4602v2106" svg:viewBox="0 0 1 2107">
          <text:p/>
        </draw:connector>
        <draw:connector draw:style-name="gr7" draw:text-style-name="P7" draw:layer="layout" draw:type="line" svg:x1="14.595cm" svg:y1="4.602cm" svg:x2="14.595cm" svg:y2="6.708cm" draw:start-shape="id5" draw:start-glue-point="2" draw:end-shape="id6" draw:end-glue-point="0" svg:d="M14595 4602v2106" svg:viewBox="0 0 1 2107">
          <text:p/>
        </draw:connector>
        <draw:custom-shape draw:style-name="gr8" draw:text-style-name="P4" xml:id="id8" draw:id="id8" draw:layer="layout" svg:width="5.715cm" svg:height="1.778cm" svg:x="6.862cm" svg:y="16.174cm">
          <text:p text:style-name="P3"><text:span text:style-name="T1">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7" draw:layer="layout" draw:type="line" svg:x1="9.719cm" svg:y1="14.74cm" svg:x2="9.719cm" svg:y2="16.174cm" draw:start-shape="id7" draw:start-glue-point="2" draw:end-shape="id8" draw:end-glue-point="0" svg:d="M9719 14740v1434" svg:viewBox="0 0 1 1435">
          <text:p/>
        </draw:connector>
        <draw:connector draw:style-name="gr7" draw:text-style-name="P8" draw:layer="layout" draw:type="line" svg:x1="4.689cm" svg:y1="9.121cm" svg:x2="9.719cm" svg:y2="11.438cm" draw:start-shape="id2" draw:start-glue-point="2" draw:end-shape="id7" draw:end-glue-point="0" svg:d="M4689 9121l5030 2317" svg:viewBox="0 0 5031 2318">
          <text:p/>
        </draw:connector>
        <draw:connector draw:style-name="gr7" draw:text-style-name="P8" draw:layer="layout" draw:type="line" svg:x1="9.719cm" svg:y1="9.121cm" svg:x2="9.719cm" svg:y2="11.438cm" draw:start-shape="id4" draw:start-glue-point="2" draw:end-shape="id7" draw:end-glue-point="0" svg:d="M9719 9121v2317" svg:viewBox="0 0 1 2318">
          <text:p/>
        </draw:connector>
        <draw:connector draw:style-name="gr7" draw:text-style-name="P8" draw:layer="layout" draw:type="line" svg:x1="14.595cm" svg:y1="9.121cm" svg:x2="9.719cm" svg:y2="11.438cm" draw:start-shape="id6" draw:start-glue-point="2" draw:end-shape="id7" draw:end-glue-point="0" svg:d="M14595 9121l-4876 2317" svg:viewBox="0 0 4877 2318">
          <text:p/>
        </draw:connector>
        <draw:line draw:style-name="gr9" draw:text-style-name="P8" draw:layer="layout" svg:x1="1cm" svg:y1="18.843cm" svg:x2="22cm" svg:y2="18.844cm">
          <text:p/>
        </draw:line>
        <draw:custom-shape draw:style-name="gr10" draw:text-style-name="P10" draw:layer="layout" svg:width="20.619cm" svg:height="2.159cm" svg:x="1.191cm" svg:y="18.996cm">
          <text:p text:style-name="P9"><text:span text:style-name="T2">1. Sharemind Web Client API secret-shares values and passes them to the Gateways</text:span></text:p>
          <text:p text:style-name="P9"><text:span text:style-name="T2">2. Sharemind Web Gateway API executes a SecreC script on each Sharemind H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0.835cm" svg:height="0.789cm" svg:x="12.738cm" svg:y="10.225cm">
          <text:p text:style-name="P3">1.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84cm" svg:height="0.84cm" svg:x="15.2cm" svg:y="5.098cm">
          <text:p text:style-name="P3">2.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3cm" fo:page-height="2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0T11:38:49.241362884</meta:creation-date>
    <dc:date>2017-08-14T14:46:59.824696911</dc:date>
    <meta:editing-duration>PT9M11S</meta:editing-duration>
    <meta:editing-cycles>5</meta:editing-cycles>
    <meta:generator>LibreOffice/5.1.6.2$Linux_X86_64 LibreOffice_project/10m0$Build-2</meta:generator>
    <meta:document-statistic meta:object-count="23"/>
  </office:meta>
</office:document-meta>
</file>